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automatic-styles>
    <style:style style:name="Table4" style:family="table">
      <style:table-properties style:width="7.2778in" fo:margin-left="-0.075in" fo:margin-top="0in" fo:margin-bottom="0in" table:align="left"/>
    </style:style>
    <style:style style:name="Table4.A" style:family="table-column">
      <style:table-column-properties style:column-width="3.6382in"/>
    </style:style>
    <style:style style:name="Table4.B" style:family="table-column">
      <style:table-column-properties style:column-width="3.6389in"/>
    </style:style>
    <style:style style:name="Table4.1" style:family="table-row">
      <style:table-row-properties style:keep-together="true" fo:keep-together="auto"/>
    </style:style>
    <style:style style:name="Table4.A1" style:family="table-cell">
      <style:table-cell-properties style:vertical-align="" fo:background-color="#ffffff" fo:padding-left="0.075in" fo:padding-right="0.075in" fo:padding-top="0in" fo:padding-bottom="0in" fo:border="0.0139in solid #000001">
        <style:background-image/>
      </style:table-cell-properties>
    </style:style>
    <style:style style:name="P1" style:family="paragraph" style:parent-style-name="Standard">
      <style:text-properties style:font-name="Roboto" fo:font-size="10pt" style:font-name-asian="Roboto1" style:font-size-asian="10pt" style:font-name-complex="Roboto1" style:font-size-complex="10pt"/>
    </style:style>
    <style:style style:name="P2" style:family="paragraph" style:parent-style-name="Standard">
      <style:paragraph-properties fo:line-height="100%" fo:orphans="0" fo:widows="0"/>
      <style:text-properties style:font-name="Roboto" fo:font-size="10pt" style:font-name-asian="Roboto1" style:font-size-asian="10pt" style:font-name-complex="Roboto1" style:font-size-complex="10pt"/>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paragraph-properties fo:margin-left="0.5in" fo:margin-right="0in" fo:text-indent="0in" style:auto-text-indent="false"/>
      <style:text-properties style:font-name="Roboto" fo:font-size="10pt" style:font-name-asian="Roboto1" style:font-size-asian="10pt" style:font-name-complex="Roboto1" style:font-size-complex="10pt"/>
    </style:style>
    <style:style style:name="T1" style:family="text">
      <style:text-properties style:font-name="Roboto" fo:font-size="10pt" style:font-name-asian="Roboto1" style:font-size-asian="10pt" style:font-name-complex="Roboto1" style:font-size-complex="10pt"/>
    </style:style>
    <style:style style:name="T2" style:family="text">
      <style:text-properties style:font-name="Roboto" fo:font-size="10pt" fo:font-weight="bold" style:font-name-asian="Roboto1" style:font-size-asian="10pt" style:font-weight-asian="bold" style:font-name-complex="Roboto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6727630951043561756" text:style-name="WWNum2">
        <text:list-item>
          <text:p text:style-name="P4"><text:span text:style-name="T1">What are databases and what are the advantages of using them?</text:span></text:p>
          <text:p text:style-name="P4"><text:span text:style-name="T1">- Databases organize data in a schematic way and store them. This allows you to maintain data between different times that you program runs and to keep the data away from being accessible to any user of your program freely (aka, allows for user access controls).</text:span></text:p>
        </text:list-item>
      </text:list>
      <text:p text:style-name="P1"/>
      <text:list xml:id="list37738453" text:continue-numbering="true" text:style-name="WWNum2">
        <text:list-item>
          <text:p text:style-name="P4"><text:span text:style-name="T1">List 3 data types that can be used in MySQL and describe them briefly:</text:span></text:p>
        </text:list-item>
      </text:list>
      <text:p text:style-name="P5"/>
      <text:p text:style-name="P1"/>
      <table:table table:name="Table4" table:style-name="Table4">
        <table:table-column table:style-name="Table4.A"/>
        <table:table-column table:style-name="Table4.B"/>
        <table:table-row table:style-name="Table4.1">
          <table:table-cell table:style-name="Table4.A1" office:value-type="string">
            <text:p text:style-name="P3"><text:span text:style-name="T2">Data type</text:span></text:p>
          </table:table-cell>
          <table:table-cell table:style-name="Table4.A1" office:value-type="string">
            <text:p text:style-name="P3"><text:span text:style-name="T2">Definition</text:span></text:p>
          </table:table-cell>
        </table:table-row>
        <table:table-row table:style-name="Table4.1">
          <table:table-cell table:style-name="Table4.A1" office:value-type="string">
            <text:p text:style-name="P2">VARCHAR</text:p>
          </table:table-cell>
          <table:table-cell table:style-name="Table4.A1" office:value-type="string">
            <text:p text:style-name="P2">Similar to a string but can be specified to allow a maximum amount of characters.</text:p>
          </table:table-cell>
        </table:table-row>
        <table:table-row table:style-name="Table4.1">
          <table:table-cell table:style-name="Table4.A1" office:value-type="string">
            <text:p text:style-name="P2">INT</text:p>
          </table:table-cell>
          <table:table-cell table:style-name="Table4.A1" office:value-type="string">
            <text:p text:style-name="P2">Just regular old numbers without any annoying decimals</text:p>
          </table:table-cell>
        </table:table-row>
        <table:table-row table:style-name="Table4.1">
          <table:table-cell table:style-name="Table4.A1" office:value-type="string">
            <text:p text:style-name="P2">DATETIME</text:p>
          </table:table-cell>
          <table:table-cell table:style-name="Table4.A1" office:value-type="string">
            <text:p text:style-name="P2">A value for things in a standard date format.</text:p>
          </table:table-cell>
        </table:table-row>
      </table:table>
      <text:p text:style-name="P1"/>
      <text:list xml:id="list37737366" text:continue-numbering="true" text:style-name="WWNum2">
        <text:list-item>
          <text:p text:style-name="P4"><text:span text:style-name="T1"><text:s/>In what situations would SQLite be a better choice than MySQL?</text:span></text:p>
          <text:p text:style-name="P4"><text:span text:style-name="T1">- When you want a super basic database either for testing or simply for storing things like user emails and nothing else.</text:span></text:p>
        </text:list-item>
      </text:list>
      <text:p text:style-name="P1"/>
      <text:list xml:id="list37752488" text:continue-numbering="true" text:style-name="WWNum2">
        <text:list-item>
          <text:p text:style-name="P4"><text:span text:style-name="T1">Think back to what you learned in the Immersion course. What do you think about the differences between JavaScript and Python as programming languages?</text:span></text:p>
          <text:p text:style-name="P4"><text:span text:style-name="T1">- JavaScript is typically written as a functional language where Python is written in OOP. I tend to find that Python does a better job maintaining easily understandable and memorable keywords for things, but that might just be the level at which we are working right now. I find it hard to compare across the languages because it feels like it's 90% writing the framework that I am working on, like React or Angular, and 10% of it is writing pure JS with some ambiguity on which is which.</text:span></text:p>
        </text:list-item>
      </text:list>
      <text:p text:style-name="P1"/>
      <text:list xml:id="list37749541" text:continue-numbering="true" text:style-name="WWNum2">
        <text:list-item>
          <text:p text:style-name="P4"><text:span text:style-name="T1">Now that you’re nearly at the end of Achievement 1, consider what you know about Python so far. What would you say are the limitations of Python as a programming language?</text:span></text:p>
          <text:p text:style-name="P4"><text:span text:style-name="T1">- The two issues that I have noticed is that, especially when you have to string together for loops and if elif else statements, you can run into issues of untangling which definition of a re-used variable name is the one being used at a particular place or you might be tempted to change variable names to avoid that but then the names become arbitrary. Also, I find that it is more of a challenge than in JS to figure out when to pull a certain bit of code out and make it its own function in order to avoid redundancy.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Roboto" svg:font-family="Robo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7-16T17:34:40.40</meta:creation-date>
    <meta:document-statistic meta:table-count="1" meta:image-count="0" meta:object-count="0" meta:page-count="1" meta:paragraph-count="17" meta:word-count="392" meta:character-count="2137"/>
    <dc:date>2025-07-16T17:48:23.55</dc:date>
    <meta:editing-duration>PT13M43S</meta:editing-duration>
    <meta:editing-cycles>1</meta:editing-cycles>
    <meta:generator>OpenOffice/4.1.7$Win32 OpenOffice.org_project/417m1$Build-9800</meta:generator>
  </office:meta>
</office:document-meta>
</file>